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Executive" svg:font-family="Executive, Executiv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Gill Sans"/>
    </style:style>
    <style:style style:name="P2" style:family="paragraph" style:parent-style-name="Standard">
      <style:text-properties style:font-name="Gill Sans" fo:font-size="12pt" style:font-size-asian="12pt" style:font-size-complex="12pt"/>
    </style:style>
    <style:style style:name="P3" style:family="paragraph" style:parent-style-name="Standard">
      <style:text-properties style:font-name="Gill San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Gill Sans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Gill Sans" fo:font-size="11pt" style:font-size-asian="11pt" style:font-size-complex="11pt"/>
    </style:style>
    <style:style style:name="T3" style:family="text">
      <style:text-properties style:font-name="Gill Sans" fo:font-size="12pt" style:font-size-asian="12pt" style:font-size-complex="12pt"/>
    </style:style>
    <style:style style:name="T4" style:family="text">
      <style:text-properties style:font-name="Gill Sans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A7"><text:span text:style-name="T4">Début</text:span></text:span></text:p>
      <text:p text:style-name="P1"><text:span text:style-name="A7"><text:span text:style-name="T4"/></text:span></text:p>
      <text:p text:style-name="P1"><text:span text:style-name="A7"><text:span text:style-name="T3">Intervenant </text:span></text:span></text:p>
      <text:p text:style-name="P1"><text:span text:style-name="A7"><text:span text:style-name="T2">Manuel Schmalstieg</text:span></text:span></text:p>
      <text:p text:style-name="P1"><text:span text:style-name="A7"/></text:p>
      <text:p text:style-name="P1">Conception Graphique </text:p>
      <text:p text:style-name="P1"><text:span text:style-name="T1">Sophie</text:span> <text:span text:style-name="T1">Czich</text:span></text:p>
      <text:p text:style-name="P4">Claire Bonnet</text:p>
      <text:p text:style-name="P4">Noémie Pasqual</text:p>
      <text:p text:style-name="P4">Fabio Da Cruz</text:p>
      <text:p text:style-name="P4">Laurent Monnet</text:p>
      <text:p text:style-name="P4"/>
      <text:p text:style-name="P2">Direction de Publication</text:p>
      <text:p text:style-name="P4">Justine Ludi</text:p>
      <text:p text:style-name="P4">Jessica Friedling</text:p>
      <text:p text:style-name="P4"/>
      <text:p text:style-name="P2">Documentation</text:p>
      <text:p text:style-name="P4">Aurélien Barrelet</text:p>
      <text:p text:style-name="P4"/>
      <text:p text:style-name="P2">Communication Marketing</text:p>
      <text:p text:style-name="P4">Lucas Selhane</text:p>
      <text:p text:style-name="P4">Patricio André</text:p>
      <text:p text:style-name="P4">Laura Wohlgehaben</text:p>
      <text:p text:style-name="P4"/>
      <text:p text:style-name="P4">Twitter</text:p>
      <text:p text:style-name="P4"><text:s/>https://twitter.com/TypoLibre</text:p>
      <text:p text:style-name="P4">Facebook</text:p>
      <text:p text:style-name="P4">https://www.facebook.com/typolibre</text:p>
      <text:p text:style-name="P4"/>
      <text:p text:style-name="P4">Editions</text:p>
      <text:p text:style-name="P4">Greyscale Press</text:p>
      <text:p text:style-name="P4">Rue du Roc 8</text:p>
      <text:p text:style-name="P4">2000 Neuchâtel</text:p>
      <text:p text:style-name="P4">www.greyscalepress.com</text:p>
      <text:p text:style-name="P4"/>
      <text:p text:style-name="P4">ISBN: 978-2-9700706-8-9</text:p>
      <text:p text:style-name="P4"/>
      <text:p text:style-name="P4"/>
      <text:p text:style-name="P4"/>
      <text:p text:style-name="P3">Fin</text:p>
      <text:p text:style-name="P4"/>
      <text:p text:style-name="P4">Logiciels utilisés pour la réalisation de ce livre :</text:p>
      <text:p text:style-name="P4">Illustrator, InDesign, OpenOffice, TextWrangler, GitHub, LibreOffice, TextEdit, FontCase, Scribus, Source Tree, Aero FS, Lightroom.</text:p>
      <text:p text:style-name="P4"/>
      <text:p text:style-name="P4">Fonte utilisée pour le titre</text:p>
      <text:p text:style-name="P4"/>
      <text:p text:style-name="P4">Fonte utilisée en dehors des spécimens : Chivo</text:p>
      <text:p text:style-name="P4"/>
      <text:p text:style-name="P4"/>
      <text:p text:style-name="P4">Licence :</text:p>
      <text:p text:style-name="P4">Ce livre dans son ensemble est mis à disposition et peut être redistribué et/ou modifié selon les termes de la licence <text:span text:style-name="T5">Creative Commons Paternité – Partage à l'identique 3.0 (CC-BY-SA)</text:span>.</text:p>
      <text:p text:style-name="P4">Vous trouverez un exemplaire de cette licence sur le site Creative Commons : http://creativecommons.org/licenses/by-sa/3.0/</text:p>
      <text:p text:style-name="P4">Toutes les fontes sont couvertes par leur licence respective. </text:p>
      <text:p text:style-name="P4"><text:soft-page-break/>Le texte d'exemple utilisé (<text:span text:style-name="T5">L'Eve Future </text:span><text:span text:style-name="T6">d'Auguste De Villiers L'Isle Adam) est dans le domaine publi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Executive" svg:font-family="Executive, Executiv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Executive" fo:font-size="12pt" style:font-name-asian="Executive" style:font-size-asian="12pt" style:font-name-complex="Executive" style:font-size-complex="12pt"/>
    </style:style>
    <style:style style:name="Pa0" style:family="paragraph" style:parent-style-name="Default" style:next-style-name="Default">
      <style:paragraph-properties style:line-height-at-least="0.425cm" fo:text-align="start" style:justify-single-word="false"/>
      <style:text-properties style:use-window-font-color="true" style:font-name="Times New Roman" fo:font-size="12pt" style:font-name-asian="Arial Unicode MS" style:font-size-asian="12pt" style:font-name-complex="Arial Unicode MS" style:font-size-complex="12pt"/>
    </style:style>
    <style:style style:name="A7" style:family="text" style:parent-style-name="Default">
      <style:text-properties fo:font-size="14pt" style:font-size-asian="14pt" style:font-size-complex="14pt"/>
    </style:style>
    <style:style style:name="Default" style:family="text">
      <style:text-properties fo:color="#000000" style:font-name="Executive" fo:font-size="12pt" style:font-name-asian="Executive" style:font-size-asian="12pt" style:font-name-complex="Executiv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3:21:34</meta:creation-date>
    <dc:date>2013-02-22T13:28:39</dc:date>
    <meta:editing-duration>PT5H14M54S</meta:editing-duration>
    <meta:editing-cycles>72</meta:editing-cycles>
    <meta:generator>OpenOffice.org/3.4$Unix OpenOffice.org_project/340m1$Build-9590</meta:generator>
    <meta:print-date>2013-02-20T11:37:26</meta:print-date>
    <meta:document-statistic meta:table-count="0" meta:image-count="0" meta:object-count="0" meta:page-count="2" meta:paragraph-count="38" meta:word-count="159" meta:character-count="1187"/>
  </office:meta>
</office:document-meta>
</file>